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2" style:family="paragraph" style:parent-style-name="Standard" style:list-style-name="L12">
      <style:paragraph-properties style:text-autospace="none"/>
      <style:text-properties style:font-name="Times New Roman" fo:font-size="12pt" style:font-name-asian="CourierNewPSMT" style:font-size-asian="12pt" style:font-name-complex="CourierNewPSMT" style:font-size-complex="12pt"/>
    </style:style>
    <style:style style:name="P3" style:family="paragraph" style:parent-style-name="Standard">
      <style:paragraph-properties style:text-autospace="none"/>
      <style:text-properties fo:font-size="14pt" style:font-name-asian="CourierNewPSMT" style:font-size-asian="14pt" style:font-name-complex="CourierNewPSMT" style:font-size-complex="14pt"/>
    </style:style>
    <style:style style:name="P4" style:family="paragraph" style:parent-style-name="Text_20_body" style:list-style-name="L1"/>
    <style:style style:name="P5" style:family="paragraph" style:parent-style-name="Text_20_body" style:list-style-name="L13">
      <style:text-properties fo:font-size="12pt" style:font-name-asian="CourierNewPSMT" style:font-size-asian="12pt" style:font-name-complex="CourierNewPSMT" style:font-size-complex="12pt"/>
    </style:style>
    <style:style style:name="P6" style:family="paragraph" style:parent-style-name="Text_20_body" style:list-style-name="L14">
      <style:text-properties fo:font-size="12pt" style:font-name-asian="CourierNewPSMT" style:font-size-asian="12pt" style:font-name-complex="CourierNewPSMT" style:font-size-complex="12pt"/>
    </style:style>
    <style:style style:name="P7" style:family="paragraph" style:parent-style-name="Text_20_body">
      <style:text-properties style:font-name-asian="CourierNewPSMT" style:font-name-complex="CourierNewPSMT"/>
    </style:style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name-asian="CourierNewPSMT" style:font-size-asian="12pt" style:font-name-complex="CourierNewPSMT" style:font-size-complex="12pt"/>
    </style:style>
    <style:style style:name="T3" style:family="text">
      <style:text-properties style:font-name="CourierNewPSMT" fo:font-size="12pt" style:font-name-asian="CourierNewPSMT" style:font-size-asian="12pt" style:font-name-complex="CourierNewPSM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al product backlog med vettiga krav</text:h>
      <text:h text:style-name="Heading_20_2" text:outline-level="2">Krav</text:h>
      <text:p text:style-name="Text_20_body"/>
      <text:list xml:id="list8305432318080917829" text:style-name="L1">
        <text:list-item>
          <text:p text:style-name="P4"><text:span text:style-name="T1">Desktop: </text:span>Det första som möter användaren ska vara skrivbordet.</text:p>
        </text:list-item>
      </text:list>
      <text:list xml:id="list5733834019794768915" text:style-name="L9">
        <text:list-item>
          <text:p text:style-name="P8"><text:span text:style-name="T1">Desktop: </text:span>Skrivbordet ska ha samma höjd och bredd som webbläsarfönstret.</text:p>
        </text:list-item>
        <text:list-item>
          <text:p text:style-name="P8"><text:span text:style-name="T1">Desktop: </text:span>Det ska finnas ett aktivitetsfält med ikoner som öppnar olika fönster.</text:p>
        </text:list-item>
      </text:list>
      <text:p text:style-name="Text_20_body"/>
      <text:list xml:id="list5762293555171782064" text:style-name="L10">
        <text:list-item>
          <text:p text:style-name="P9"><text:span text:style-name="T1">Fönsterhantering: </text:span>När man klickar på ikoner på aktivitetsfältet så ska olika fönster visas.</text:p>
        </text:list-item>
        <text:list-item>
          <text:p text:style-name="P9"><text:span text:style-name="T1">Fönsterhantering: </text:span>Fönstren ska ha ett tilltalande utseende med en ram runt fönstret, och ett fält som består av nedstängningsknapp, namn och en liten ikon.</text:p>
        </text:list-item>
        <text:list-item>
          <text:p text:style-name="P9"><text:span text:style-name="T1">Fönsterhantering: </text:span>Fönstret ska stängas ner när man trycker på nedstängningsknappen. </text:p>
        </text:list-item>
        <text:list-item>
          <text:p text:style-name="P9"><text:span text:style-name="T1">Fönsterhantering: </text:span>Det ska finnas en stor yta som kan fyllas med innehåll.</text:p>
        </text:list-item>
        <text:list-item>
          <text:p text:style-name="P9"><text:span text:style-name="T1">Fönsterhantering: </text:span>Det ska finnas ett statusfält där information kan visas.</text:p>
        </text:list-item>
        <text:list-item>
          <text:p text:style-name="P9"><text:span text:style-name="T1">Fönsterhantering: </text:span>Man ska kunna öppna obegränsat många fönster.</text:p>
        </text:list-item>
        <text:list-item>
          <text:p text:style-name="P9"><text:span text:style-name="T1">Fönsterhantering: </text:span>När nya fönster öppnas så ska de läggas lite förskjutet (nedåt höger, och när de riskerar att gå utanför skrivbordet så ska de börja om från toppen.</text:p>
        </text:list-item>
        <text:list-item>
          <text:p text:style-name="P9"><text:span text:style-name="T1">Fönsterhantering: </text:span>Man ska kunna fokusera på olika fönster(de hamnar överst). Nya fönster ska fokuseras.</text:p>
        </text:list-item>
        <text:list-item>
          <text:p text:style-name="P9"><text:span text:style-name="T1">Fönsterhantering: Extra-uppgift</text:span>: En knapp bredvid stäng-knappen ska maximera fönstret så att den täcker hela skrivbordet.</text:p>
        </text:list-item>
      </text:list>
      <text:p text:style-name="Text_20_body"/>
      <text:list xml:id="list5757477011512570008" text:style-name="L11">
        <text:list-item>
          <text:p text:style-name="P10"><text:span text:style-name="T1">Bildvisare: </text:span>Detta fönster ska innehålla flera ikoner med bilder.</text:p>
        </text:list-item>
        <text:list-item>
          <text:p text:style-name="P10"><text:span text:style-name="T1">Bildvisare: </text:span>För att hämta bilderna ska man med hjälp av AJAX hämta bilderna från adressen: <text:span text:style-name="T2">”</text:span><text:a xlink:type="simple" xlink:href="http://homepage.lnu.se/staff/tstjo/labbyServer/imgviewer/"><text:span text:style-name="T2">http://homepage.lnu.se/staff/tstjo/labbyServer/imgviewer/</text:span></text:a><text:span text:style-name="T2">”<text:line-break/>Arrayen man får där bilderna och dess storlekar finns med har detta format: <text:line-break/><text:line-break/></text:span><text:span text:style-name="T3">{</text:span></text:p>
        </text:list-item>
      </text:list>
      <text:p text:style-name="P1"><text:tab/><text:tab/>"URL":"http://.../1050509.jpg",</text:p>
      <text:p text:style-name="P1"><text:tab/><text:tab/>"width":500,</text:p>
      <text:p text:style-name="P1"><text:tab/><text:tab/>"height":332</text:p>
      <text:p text:style-name="P1"><text:tab/><text:tab/>"thumbURL":http://.../1050509.jpg,</text:p>
      <text:p text:style-name="P1"><text:tab/><text:tab/>"thumbWidth":75,</text:p>
      <text:p text:style-name="P1"><text:tab/><text:tab/>"thumbHeight":50,</text:p>
      <text:p text:style-name="P1"><text:tab/>}</text:p>
      <text:p text:style-name="P1"/>
      <text:list xml:id="list3424711711292651710" text:style-name="L12">
        <text:list-item>
          <text:p text:style-name="P2"><text:span text:style-name="T1">Bildvisare: </text:span>JSON.parse() ska användas för att tolka informationen där länkarna till bilderna finns.</text:p>
        </text:list-item>
        <text:list-item>
          <text:p text:style-name="P2"><text:span text:style-name="T1">Bildvisare: </text:span>Om det tar lång tid att ladda fönstret och hämta bilderna så ska en liten laddningsikon visas.</text:p>
        </text:list-item>
        <text:list-item>
          <text:p text:style-name="P2"><text:span text:style-name="T1">Bildvisare: </text:span>Klickar man på en tumnagel så ska den bilden öppnas i ett nytt fönster.</text:p>
        </text:list-item>
        <text:list-item>
          <text:p text:style-name="P2"><text:soft-page-break/><text:span text:style-name="T1">Bildvisare: </text:span>Tumnaglarnas storlek ska anpassas så att de passar i den förutbestämt stora ikonen i fönstret.</text:p>
        </text:list-item>
      </text:list>
      <text:p text:style-name="P3"/>
      <text:list xml:id="list7524346890036922364" text:style-name="L13">
        <text:list-item>
          <text:p text:style-name="P5"><text:span text:style-name="T1">RSS-läsare: </text:span>Detta fönster ska hämta nyheter från ett RSS-flöde med hjälp av AJAX.</text:p>
        </text:list-item>
        <text:list-item>
          <text:p text:style-name="P5"><text:span text:style-name="T1">RSS-läsare: </text:span>RSS-flödet ska ”URL-avkodas” och html-koden som blir kvar ska läggas in i fönstret.</text:p>
        </text:list-item>
        <text:list-item>
          <text:p text:style-name="P5"><text:span text:style-name="T1">RSS-läsare: </text:span>Om det tar lång tid att ladda så ska en laddningsikon visas.</text:p>
        </text:list-item>
        <text:list-item>
          <text:p text:style-name="P5"><text:span text:style-name="T1">RSS-läsare: </text:span>Det kan finnas flera olika RSS-ikoner i aktivitetsfältet för att läsa in olika RSS-flöden.</text:p>
        </text:list-item>
      </text:list>
      <text:p text:style-name="P7"/>
      <text:list xml:id="list2704598994553674588" text:style-name="L14">
        <text:list-item>
          <text:p text:style-name="P6"><text:span text:style-name="T1">Memory-spel: </text:span>Memoryspelet från en tidigare laboration ska nu användas.</text:p>
        </text:list-item>
        <text:list-item>
          <text:p text:style-name="P6"><text:span text:style-name="T1">Memory-spel: </text:span>Memoryspelet behöver ändras så att flera, olika instanser av spelet kan öppnas i olika fönster.</text:p>
        </text:list-item>
      </text:list>
      <text:p text:style-name="Text_20_body"/>
      <text:list xml:id="list3416846773668188886" text:style-name="L15">
        <text:list-item>
          <text:p text:style-name="P11"><text:span text:style-name="T1">Icke-funktionellt krav: </text:span>Applikationen ska fungera i de senaste versionerna av Internet Explorer, Mozilla Firefox och Google Chrome.</text:p>
        </text:list-item>
        <text:list-item>
          <text:p text:style-name="P11"><text:span text:style-name="T1">Icke-funktionellt krav: </text:span>Applikationen ska vara uppbyggd med HTML, CSS, Javascript.</text:p>
        </text:list-item>
        <text:list-item>
          <text:p text:style-name="P11"><text:span text:style-name="T1">Icke-funktionellt krav: </text:span>Det får inte finnas någon JavaScript i HTML-sidan.</text:p>
        </text:list-item>
        <text:list-item>
          <text:p text:style-name="P11"><text:span text:style-name="T1">Icke-funktionellt krav: </text:span>EcmaScript5 strict mode ska användas.</text:p>
        </text:list-item>
        <text:list-item>
          <text:p text:style-name="P11"><text:span text:style-name="T1">Icke-funktionellt krav: </text:span>Variabler och funktioner måste ligga i objekt (ej på window).</text:p>
        </text:list-item>
        <text:list-item>
          <text:p text:style-name="P11"><text:span text:style-name="T1">Icke-funktionellt krav: </text:span>Objekten ska ligga i en namnrymd och döpas med VERSALER.</text:p>
        </text:list-item>
        <text:list-item>
          <text:p text:style-name="P11"><text:span text:style-name="T1">Icke-funktionellt krav: </text:span>Objekten ska ligga i en lättförståelig mappstruktur som speglar objektens arv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0T09:40:37.24</meta:creation-date>
    <meta:document-statistic meta:table-count="0" meta:image-count="0" meta:object-count="0" meta:page-count="2" meta:paragraph-count="40" meta:word-count="472" meta:character-count="3181"/>
    <dc:date>2013-12-20T09:41:06.53</dc:date>
    <dc:creator>Henrik Gabrielsson</dc:creator>
    <meta:editing-duration>PT29S</meta:editing-duration>
    <meta:editing-cycles>1</meta:editing-cycles>
    <meta:generator>OpenOffice/4.0.1$Win32 OpenOffice.org_project/401m5$Build-9714</meta:generator>
  </office:meta>
</office:document-meta>
</file>